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4pt" officeooo:rsid="0017398e" officeooo:paragraph-rsid="0017398e" style:font-size-asian="14pt" style:font-size-complex="14pt"/>
    </style:style>
    <style:style style:name="P2" style:family="paragraph" style:parent-style-name="Preformatted_20_Text">
      <style:text-properties fo:font-size="14pt" fo:font-style="italic" fo:font-weight="bold" officeooo:rsid="0017398e" officeooo:paragraph-rsid="0017398e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Preformatted_20_Text">
      <style:text-properties fo:font-size="14pt" fo:font-style="normal" style:text-underline-style="none" fo:font-weight="normal" officeooo:rsid="001b06d3" officeooo:paragraph-rsid="001b06d3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text-properties fo:font-size="14pt" fo:font-style="italic" style:text-underline-style="none" fo:font-weight="bold" officeooo:rsid="001b06d3" officeooo:paragraph-rsid="001b06d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Preformatted_20_Text">
      <style:text-properties fo:font-size="14pt" officeooo:rsid="0017398e" officeooo:paragraph-rsid="0017398e" style:font-size-asian="14pt" style:font-size-complex="14pt"/>
    </style:style>
    <style:style style:name="P6" style:family="paragraph" style:parent-style-name="Preformatted_20_Text">
      <style:text-properties fo:font-size="14pt" officeooo:rsid="001c6508" officeooo:paragraph-rsid="001c6508" style:font-size-asian="14pt" style:font-size-complex="14pt"/>
    </style:style>
    <style:style style:name="T1" style:family="text">
      <style:text-properties officeooo:rsid="0017398e"/>
    </style:style>
    <style:style style:name="T2" style:family="text">
      <style:text-properties officeooo:rsid="001c65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is is just a concept <text:span text:style-name="T2">only.</text:span></text:p>
      <text:p text:style-name="P3"/>
      <text:p text:style-name="P3">It is drawn from several source and is just an idea.</text:p>
      <text:p text:style-name="P4"/>
      <text:p text:style-name="P2">Elote Salad</text:p>
      <text:p text:style-name="P1"/>
      <text:p text:style-name="P1">INGREDIENTS</text:p>
      <text:p text:style-name="P1"/>
      <text:p text:style-name="P6">1 – 12 oz bag of frozen corn</text:p>
      <text:p text:style-name="P1"/>
      <text:p text:style-name="P1">1/2 c. mayonnaise</text:p>
      <text:p text:style-name="P1">1/4 c. cotija cheese or feta, plus more for garnish</text:p>
      <text:p text:style-name="P1">Juice of 2 limes</text:p>
      <text:p text:style-name="P1">2 tbsp. chopped fresh cilantro, plus more for garnish</text:p>
      <text:p text:style-name="P1">1 tbsp. chili powder, plus more for garnish</text:p>
      <text:p text:style-name="P1">kosher salt</text:p>
      <text:p text:style-name="P1"/>
      <text:p text:style-name="P1"/>
      <text:p text:style-name="P1">DIRECTIONS</text:p>
      <text:p text:style-name="P1"/>
      <text:p text:style-name="P1">In a serving bowl, toss corn with mayo, cotija, lime juice, cilantro, and chili powder. Season generously with salt.</text:p>
      <text:p text:style-name="P1"/>
      <text:p text:style-name="P1">Top with more cotija, cilantro, and a sprinkle of chile pow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20:06:23.554760931</dc:date>
    <meta:editing-duration>PT7M51S</meta:editing-duration>
    <meta:editing-cycles>4</meta:editing-cycles>
    <meta:generator>LibreOffice/5.3.1.2$Linux_X86_64 LibreOffice_project/30m0$Build-2</meta:generator>
    <meta:document-statistic meta:table-count="0" meta:image-count="0" meta:object-count="0" meta:page-count="1" meta:paragraph-count="14" meta:word-count="94" meta:character-count="510" meta:non-whitespace-character-count="429"/>
  </office:meta>
</office:document-meta>
</file>